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</text:p>
          </table:table-cell>
          <table:table-cell office:value-type="float" office:value="2149857" calcext:value-type="float">
            <text:p>2149857</text:p>
          </table:table-cell>
        </table:table-row>
        <table:table-row table:style-name="ro1">
          <table:table-cell office:value-type="string" calcext:value-type="string">
            <text:p>xxu</text:p>
          </table:table-cell>
          <table:table-cell office:value-type="float" office:value="863853" calcext:value-type="float">
            <text:p>863853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746460" calcext:value-type="float">
            <text:p>746460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639872" calcext:value-type="float">
            <text:p>639872</text:p>
          </table:table-cell>
        </table:table-row>
        <table:table-row table:style-name="ro1">
          <table:table-cell office:value-type="string" calcext:value-type="string">
            <text:p>xxk</text:p>
          </table:table-cell>
          <table:table-cell office:value-type="float" office:value="615959" calcext:value-type="float">
            <text:p>615959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88776" calcext:value-type="float">
            <text:p>488776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27588" calcext:value-type="float">
            <text:p>327588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06142" calcext:value-type="float">
            <text:p>206142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0790" calcext:value-type="float">
            <text:p>100790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93586" calcext:value-type="float">
            <text:p>93586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76329" calcext:value-type="float">
            <text:p>7632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74176" calcext:value-type="float">
            <text:p>7417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65690" calcext:value-type="float">
            <text:p>6569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3115" calcext:value-type="float">
            <text:p>3311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32738" calcext:value-type="float">
            <text:p>32738</text:p>
          </table:table-cell>
        </table:table-row>
        <table:table-row table:style-name="ro1">
          <table:table-cell office:value-type="string" calcext:value-type="string">
            <text:p>xxc</text:p>
          </table:table-cell>
          <table:table-cell office:value-type="float" office:value="29552" calcext:value-type="float">
            <text:p>2955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9190" calcext:value-type="float">
            <text:p>2919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28969" calcext:value-type="float">
            <text:p>28969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27552" calcext:value-type="float">
            <text:p>27552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20718" calcext:value-type="float">
            <text:p>20718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7484" calcext:value-type="float">
            <text:p>17484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7288" calcext:value-type="float">
            <text:p>17288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16563" calcext:value-type="float">
            <text:p>16563</text:p>
          </table:table-cell>
        </table:table-row>
        <table:table-row table:style-name="ro1">
          <table:table-cell office:value-type="string" calcext:value-type="string">
            <text:p>enk</text:p>
          </table:table-cell>
          <table:table-cell office:value-type="float" office:value="13436" calcext:value-type="float">
            <text:p>13436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11983" calcext:value-type="float">
            <text:p>1198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1804" calcext:value-type="float">
            <text:p>11804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9776" calcext:value-type="float">
            <text:p>9776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string" calcext:value-type="string">
            <text:p>xr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string" calcext:value-type="string">
            <text:p>nyu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string" calcext:value-type="string">
            <text:p>nju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dcu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mau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cau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xo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ilu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inu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txu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miu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vau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mdu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xn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alu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wiu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iau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ncu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gau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ctu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vtu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stk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ohu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iu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onc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lau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kyu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cou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wau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msu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mou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nhu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nq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ku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quc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mu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bu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tu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nu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zu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u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ku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xn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e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x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u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vu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u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ku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ik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|^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u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^f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v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j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j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d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j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r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^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s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q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^g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l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y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^^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|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^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^^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^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||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^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^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u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17T15:06:04.418564153</dc:date>
    <meta:editing-duration>P0D</meta:editing-duration>
    <meta:editing-cycles>1</meta:editing-cycles>
    <meta:document-statistic meta:table-count="1" meta:cell-count="722" meta:object-count="0"/>
  </office:meta>
</office:document-meta>
</file>